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FastJsonRedisSerializer.serialize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icFastJsonRedisSerializer.deserialize( byte [ ] by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